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d89e" officeooo:paragraph-rsid="0006d89e"/>
    </style:style>
    <style:style style:name="P2" style:family="paragraph" style:parent-style-name="Standard" style:list-style-name="L1">
      <style:text-properties officeooo:rsid="0006d89e" officeooo:paragraph-rsid="0006d8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1914-1918.be/labo_a_ciel_ouvert.php" text:style-name="Internet_20_link" text:visited-style-name="Visited_20_Internet_20_Link">http://www.1914-1918.be/labo_a_ciel_ouvert.php</text:a></text:p>
      <text:p text:style-name="P1"/>
      <text:list xml:id="list7891093463992158818" text:style-name="L1">
        <text:list-item>
          <text:p text:style-name="P2">médecin avant la guerre</text:p>
        </text:list-item>
        <text:list-item>
          <text:p text:style-name="P2">les avancés</text:p>
          <text:list>
            <text:list-item>
              <text:p text:style-name="P2">vaccins </text:p>
            </text:list-item>
            <text:list-item>
              <text:p text:style-name="P2">traitements</text:p>
            </text:list-item>
            <text:list-item>
              <text:p text:style-name="P2">radiologie</text:p>
            </text:list-item>
            <text:list-item>
              <text:p text:style-name="P2">etc.</text:p>
            </text:list-item>
          </text:list>
        </text:list-item>
      </text:list>
      <text:p text:style-name="P1"/>
      <text:p text:style-name="P1"><text:a xlink:type="simple" xlink:href="http://www.france24.com/fr/20160218-centenaire-premiere-guerre-mondiale-ambulance-american-field-service-verdun" text:style-name="Internet_20_link" text:visited-style-name="Visited_20_Internet_20_Link">http://www.france24.com/fr/20160218-centenaire-premiere-guerre-mondiale-ambulance-american-field-service-verdun</text:a></text:p>
      <text:p text:style-name="P1">ambulanciers américain en aident à la France</text:p>
      <text:p text:style-name="P1"/>
      <text:p text:style-name="P1"><text:a xlink:type="simple" xlink:href="http://www.onac-vg.fr/files/uploads/file/ONACVG_Hopitaux.pdf" text:style-name="Internet_20_link" text:visited-style-name="Visited_20_Internet_20_Link">http://www.onac-vg.fr/files/uploads/file/ONACVG_Hopitaux.pdf</text:a></text:p>
      <text:p text:style-name="P1">livre sur les hôpitaux de la 1GM</text:p>
      <text:p text:style-name="P1"/>
      <text:p text:style-name="P1"><text:a xlink:type="simple" xlink:href="http://www.biusante.parisdescartes.fr/sfhm/hsm/HSMx2002x036x004/HSMx2002x036x004x0409.pdf" text:style-name="Internet_20_link" text:visited-style-name="Visited_20_Internet_20_Link">http://www.biusante.parisdescartes.fr/sfhm/hsm/HSMx2002x036x004/HSMx2002x036x004x0409.pdf</text:a></text:p>
      <text:p text:style-name="P1">masse infos sur les hôpitaux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4:23:27.613000000</meta:creation-date>
    <dc:date>2017-09-26T14:30:17.760000000</dc:date>
    <meta:editing-duration>PT6M51S</meta:editing-duration>
    <meta:editing-cycles>1</meta:editing-cycles>
    <meta:document-statistic meta:table-count="0" meta:image-count="0" meta:object-count="0" meta:page-count="1" meta:paragraph-count="13" meta:word-count="39" meta:character-count="483" meta:non-whitespace-character-count="462"/>
    <meta:generator>LibreOffice/5.0.0.5$Windows_x86 LibreOffice_project/1b1a90865e348b492231e1c451437d7a15bb262b</meta:generator>
  </office:meta>
</office:document-meta>
</file>